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create database db_producaodequeijo;<text:line-break/><text:line-break/>use db_producaodequeijo;<text:line-break/>create table tb_usuario<text:line-break/>(<text:tab/>usu_codigo int null auto_increment primary key,<text:line-break/><text:tab/>usu_nome varchar(100) not null,<text:line-break/> <text:s text:c="3"/>usu_email varchar(100) not null,<text:line-break/> <text:s text:c="3"/>usu_senha varchar(100) not null<text:line-break/>);<text:line-break/><text:line-break/><text:line-break/>create table tb_queijosproduzidos<text:line-break/>(<text:tab/>que_codigo int null auto_increment primary key,<text:line-break/><text:tab/>que_usu_codigo int references tb_usuarios (usu_codigo),<text:line-break/> <text:s text:c="3"/>que_produto varchar(20) not null,<text:line-break/><text:tab/>que_dataproducao date not null,<text:line-break/> <text:s text:c="3"/>que_custo float not null,<text:line-break/> <text:s text:c="3"/>que_datafabricacao date not null,<text:line-break/> <text:s text:c="3"/>que_valorvenda float not null,<text:line-break/> <text:s text:c="3"/>que_quantidade int not null<text:line-break/>);<text:line-break/><text:line-break/>create table tb_vendas<text:line-break/>(<text:tab/>ven_codigo int null auto_increment primary key,<text:line-break/><text:tab/>ven_datavenda date not null,<text:line-break/><text:tab/>ven_usu_codigo int references tb_usuarios (usu_codigo),<text:line-break/> <text:s text:c="3"/>ven_valorvenda float not null, <text:line-break/><text:tab/>ven_quantidade int not null,<text:line-break/> <text:s text:c="3"/>ven_que_produto int references tb_queijosproduzidos (que_produto),<text:line-break/> <text:s text:c="3"/>ven_cliente varchar(200) not null,<text:line-break/><text:tab/>ven_pago <text:s/>boolean default false <text:line-break/><text:line-break/>);<text:line-break/><text:line-break/>create table tb_historico<text:line-break/>(<text:tab/>his_codigo int null auto_increment primary key,<text:line-break/><text:tab/>his_datapagamento date not null,<text:line-break/> <text:s text:c="3"/>his_valor float not null,<text:line-break/> <text:s text:c="3"/>his_descricao varchar(50) not null<text:line-break/>); <text:line-break/><text:line-break/><text:line-break/>create table tb_contas<text:line-break/>(<text:tab/>con_codigo int not null auto_increment primary key,<text:line-break/><text:tab/>con_usu_codigo int references tb_usuarios (usu_codigo),<text:line-break/><text:tab/>con_datavencimento date not null,<text:line-break/> <text:s text:c="3"/>con_datapagamento date not null,<text:line-break/> <text:s text:c="3"/>con_valor float not null,<text:line-break/> <text:s text:c="3"/>con_descricao varchar(200) not null,<text:line-break/><text:tab/>con_pago <text:s/>boolean default false <text:line-break/>);<text:line-break/><text:soft-page-break/><text:line-break/><text:line-break/>insert into tb_usuario<text:line-break/>(usu_nome, usu_email, usu_senha)<text:line-break/>values<text:line-break/>('thami', 'thami@gmail.com', '123' ),<text:line-break/>('iris', 'iris@gmail.com','123');<text:line-break/><text:line-break/>insert into tb_queijosproduzidos<text:line-break/>(que_usu_codigo, que_produto, que_dataproducao, que_custo, que_datafabricacao, que_valorvenda,que_quantidade)<text:line-break/>values<text:line-break/>(1,'coalho','2020-02-02',10,'2020-02-03',15,0),<text:line-break/>(1,'manteiga','2020-05-25',10,'2020-06-01',25,0);<text:line-break/><text:line-break/>insert into tb_contas<text:line-break/><text:line-break/>( con_usu_codigo, con_datavencimento,con_datapagamento,con_valor,con_descricao)<text:line-break/>VALUES<text:line-break/>(1,'2021-12-30','2021-04-25',10,'QUEIJO DE COALHO'),<text:line-break/>(2,'2021-12-30','2021-04-25',10,'QUEIJO DE COALHO2'),<text:line-break/>(1,'2021-12-30','2021-04-25',10,'QUEIJO DE COALHO3');<text:lin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5T18:23:52.958000000</meta:creation-date>
    <dc:date>2021-07-05T18:24:41.780000000</dc:date>
    <meta:editing-duration>PT53S</meta:editing-duration>
    <meta:editing-cycles>1</meta:editing-cycles>
    <meta:document-statistic meta:table-count="0" meta:image-count="0" meta:object-count="0" meta:page-count="2" meta:paragraph-count="1" meta:word-count="210" meta:character-count="2134" meta:non-whitespace-character-count="1831"/>
    <meta:generator>LibreOffice/7.0.4.2$Windows_x86 LibreOffice_project/dcf040e67528d9187c66b2379df5ea4407429775</meta:generator>
  </office:meta>
</office:document-meta>
</file>